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2000000900001B4A00000FECC867897A.svm" manifest:media-type=""/>
  <manifest:file-entry manifest:full-path="Pictures/200000090000263F00002BD3E9DFE3FE.svm" manifest:media-type=""/>
  <manifest:file-entry manifest:full-path="Pictures/200000090000233F00001F6C94E4DA51.svm" manifest:media-type=""/>
  <manifest:file-entry manifest:full-path="Pictures/200000090000216300001AABBF261BC3.svm" manifest:media-type=""/>
  <manifest:file-entry manifest:full-path="Pictures/200000090000247D0000093471A3B0CD.svm" manifest:media-type=""/>
  <manifest:file-entry manifest:full-path="Pictures/2000000900001D7600000934439E3473.svm" manifest:media-type=""/>
  <manifest:file-entry manifest:full-path="Pictures/20000009000018B50000094EB7CC2AE6.svm" manifest:media-type=""/>
  <manifest:file-entry manifest:full-path="Pictures/200000090000360F00004EC26F899ECC.svm" manifest:media-type=""/>
  <manifest:file-entry manifest:full-path="Pictures/20000009000017420000094E5B3D93AA.svm" manifest:media-type=""/>
  <manifest:file-entry manifest:full-path="Pictures/200000090000188000000934BEDF85AE.svm" manifest:media-type=""/>
  <manifest:file-entry manifest:full-path="Pictures/2000000900001605000019A36D598872.svm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ypeprefixes" style:family="table">
      <style:table-properties style:width="6.925in" table:align="margins"/>
    </style:style>
    <style:style style:name="Typeprefixes.A" style:family="table-column">
      <style:table-column-properties style:column-width="3.4625in" style:rel-column-width="32767*"/>
    </style:style>
    <style:style style:name="Typeprefixes.B" style:family="table-column">
      <style:table-column-properties style:column-width="3.4625in" style:rel-column-width="32768*"/>
    </style:style>
    <style:style style:name="Typeprefixes.A1" style:family="table-cell">
      <style:table-cell-properties fo:padding="0.0382in" fo:border-left="0.05pt solid #000000" fo:border-right="none" fo:border-top="0.05pt solid #000000" fo:border-bottom="0.05pt solid #000000"/>
    </style:style>
    <style:style style:name="Typeprefixes.B1" style:family="table-cell">
      <style:table-cell-properties fo:padding="0.0382in" fo:border="0.05pt solid #000000"/>
    </style:style>
    <style:style style:name="Typeprefixes.A2" style:family="table-cell">
      <style:table-cell-properties fo:padding="0.0382in" fo:border-left="0.05pt solid #000000" fo:border-right="none" fo:border-top="none" fo:border-bottom="0.05pt solid #000000"/>
    </style:style>
    <style:style style:name="Typeprefixe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feab7" officeooo:paragraph-rsid="001feab7"/>
    </style:style>
    <style:style style:name="P2" style:family="paragraph" style:parent-style-name="Standard">
      <style:text-properties officeooo:rsid="001feab7" officeooo:paragraph-rsid="0022d339"/>
    </style:style>
    <style:style style:name="P3" style:family="paragraph" style:parent-style-name="Standard">
      <style:text-properties officeooo:rsid="001feab7" officeooo:paragraph-rsid="0023b87d"/>
    </style:style>
    <style:style style:name="P4" style:family="paragraph" style:parent-style-name="Standard">
      <style:text-properties officeooo:rsid="001feab7" officeooo:paragraph-rsid="0030ed05"/>
    </style:style>
    <style:style style:name="P5" style:family="paragraph" style:parent-style-name="Standard">
      <style:text-properties officeooo:rsid="001feab7" officeooo:paragraph-rsid="003b7bd1"/>
    </style:style>
    <style:style style:name="P6" style:family="paragraph" style:parent-style-name="Standard">
      <style:text-properties officeooo:rsid="001feab7" officeooo:paragraph-rsid="0034693e"/>
    </style:style>
    <style:style style:name="P7" style:family="paragraph" style:parent-style-name="Standard">
      <style:text-properties officeooo:rsid="001feab7" officeooo:paragraph-rsid="003e8c14"/>
    </style:style>
    <style:style style:name="P8" style:family="paragraph" style:parent-style-name="Standard">
      <style:text-properties officeooo:rsid="001feab7" officeooo:paragraph-rsid="004efd6f"/>
    </style:style>
    <style:style style:name="P9" style:family="paragraph" style:parent-style-name="Standard">
      <style:text-properties officeooo:rsid="001feab7" officeooo:paragraph-rsid="005505cc"/>
    </style:style>
    <style:style style:name="P10" style:family="paragraph" style:parent-style-name="Standard">
      <style:text-properties officeooo:rsid="001feab7" officeooo:paragraph-rsid="008e2231"/>
    </style:style>
    <style:style style:name="P11" style:family="paragraph" style:parent-style-name="Standard">
      <style:text-properties officeooo:rsid="001feab7" officeooo:paragraph-rsid="00e33d81"/>
    </style:style>
    <style:style style:name="P12" style:family="paragraph" style:parent-style-name="Standard">
      <style:text-properties officeooo:rsid="001feab7" officeooo:paragraph-rsid="00edb57a"/>
    </style:style>
    <style:style style:name="P13" style:family="paragraph" style:parent-style-name="Standard">
      <style:text-properties officeooo:rsid="001feab7" officeooo:paragraph-rsid="011547f0"/>
    </style:style>
    <style:style style:name="P14" style:family="paragraph" style:parent-style-name="Standard">
      <style:text-properties officeooo:rsid="001feab7" officeooo:paragraph-rsid="011b0ce3"/>
    </style:style>
    <style:style style:name="P15" style:family="paragraph" style:parent-style-name="Standard">
      <style:text-properties officeooo:paragraph-rsid="0030ed05"/>
    </style:style>
    <style:style style:name="P16" style:family="paragraph" style:parent-style-name="Standard">
      <style:text-properties officeooo:paragraph-rsid="009eac1e"/>
    </style:style>
    <style:style style:name="P17" style:family="paragraph" style:parent-style-name="Standard">
      <style:text-properties officeooo:paragraph-rsid="00a0d424"/>
    </style:style>
    <style:style style:name="P18" style:family="paragraph" style:parent-style-name="Standard">
      <style:text-properties officeooo:paragraph-rsid="00af014d"/>
    </style:style>
    <style:style style:name="P19" style:family="paragraph" style:parent-style-name="Standard">
      <style:text-properties officeooo:paragraph-rsid="00b72cdf"/>
    </style:style>
    <style:style style:name="P20" style:family="paragraph" style:parent-style-name="Standard">
      <style:text-properties officeooo:paragraph-rsid="00f064c3"/>
    </style:style>
    <style:style style:name="P21" style:family="paragraph" style:parent-style-name="Standard">
      <style:text-properties officeooo:paragraph-rsid="010a2f31"/>
    </style:style>
    <style:style style:name="P22" style:family="paragraph" style:parent-style-name="Standard">
      <style:text-properties officeooo:paragraph-rsid="010e1b32"/>
    </style:style>
    <style:style style:name="P23" style:family="paragraph" style:parent-style-name="Standard">
      <style:text-properties officeooo:rsid="01143e8a" officeooo:paragraph-rsid="01143e8a"/>
    </style:style>
    <style:style style:name="P24" style:family="paragraph" style:parent-style-name="Standard">
      <style:text-properties officeooo:rsid="0118b737" officeooo:paragraph-rsid="0118b737"/>
    </style:style>
    <style:style style:name="P25" style:family="paragraph" style:parent-style-name="Standard">
      <style:text-properties officeooo:paragraph-rsid="00f80802"/>
    </style:style>
    <style:style style:name="P26" style:family="paragraph" style:parent-style-name="Standard">
      <style:text-properties officeooo:paragraph-rsid="0120aa5c"/>
    </style:style>
    <style:style style:name="P27" style:family="paragraph" style:parent-style-name="Table_20_Contents">
      <style:text-properties officeooo:rsid="002bd693" officeooo:paragraph-rsid="002bd693"/>
    </style:style>
    <style:style style:name="P28" style:family="paragraph" style:parent-style-name="Contents_20_1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29" style:family="paragraph" style:parent-style-name="Contents_20_2">
      <style:paragraph-properties>
        <style:tab-stops>
          <style:tab-stop style:position="6.9252in" style:type="right" style:leader-style="dotted" style:leader-text="."/>
        </style:tab-stops>
      </style:paragraph-properties>
    </style:style>
    <style:style style:name="P30" style:family="paragraph" style:parent-style-name="Standard">
      <style:text-properties officeooo:paragraph-rsid="013083c5"/>
    </style:style>
    <style:style style:name="P31" style:family="paragraph" style:parent-style-name="Heading_20_1" style:list-style-name=""/>
    <style:style style:name="P32" style:family="paragraph" style:parent-style-name="Heading_20_1">
      <style:text-properties officeooo:paragraph-rsid="010a2f31"/>
    </style:style>
    <style:style style:name="P33" style:family="paragraph" style:parent-style-name="Heading_20_1">
      <style:text-properties officeooo:paragraph-rsid="00c2e401"/>
    </style:style>
    <style:style style:name="P34" style:family="paragraph" style:parent-style-name="Heading_20_1">
      <style:text-properties officeooo:paragraph-rsid="004810a8"/>
    </style:style>
    <style:style style:name="P35" style:family="paragraph" style:parent-style-name="Heading_20_1">
      <style:text-properties officeooo:paragraph-rsid="009b3eb5"/>
    </style:style>
    <style:style style:name="P36" style:family="paragraph" style:parent-style-name="Heading_20_1">
      <style:paragraph-properties fo:break-before="page"/>
    </style:style>
    <style:style style:name="P37" style:family="paragraph" style:parent-style-name="Heading_20_1">
      <style:paragraph-properties fo:break-before="page"/>
      <style:text-properties officeooo:paragraph-rsid="010a2f31"/>
    </style:style>
    <style:style style:name="T1" style:family="text">
      <style:text-properties officeooo:rsid="00204b97"/>
    </style:style>
    <style:style style:name="T2" style:family="text">
      <style:text-properties officeooo:rsid="0022d339"/>
    </style:style>
    <style:style style:name="T3" style:family="text">
      <style:text-properties officeooo:rsid="0023b87d"/>
    </style:style>
    <style:style style:name="T4" style:family="text">
      <style:text-properties officeooo:rsid="00260970"/>
    </style:style>
    <style:style style:name="T5" style:family="text">
      <style:text-properties officeooo:rsid="0026da59"/>
    </style:style>
    <style:style style:name="T6" style:family="text">
      <style:text-properties officeooo:rsid="0029886f"/>
    </style:style>
    <style:style style:name="T7" style:family="text">
      <style:text-properties officeooo:rsid="0030b375"/>
    </style:style>
    <style:style style:name="T8" style:family="text">
      <style:text-properties officeooo:rsid="0035daed"/>
    </style:style>
    <style:style style:name="T9" style:family="text">
      <style:text-properties style:font-name="Times New Roman" officeooo:rsid="003b7bd1"/>
    </style:style>
    <style:style style:name="T10" style:family="text">
      <style:text-properties style:font-name="Times New Roman" officeooo:rsid="003e8c14"/>
    </style:style>
    <style:style style:name="T11" style:family="text">
      <style:text-properties style:font-name="Times New Roman" officeooo:rsid="0049cbdf"/>
    </style:style>
    <style:style style:name="T12" style:family="text">
      <style:text-properties style:font-name="Times New Roman" officeooo:rsid="004a1ac0"/>
    </style:style>
    <style:style style:name="T13" style:family="text">
      <style:text-properties style:font-name="Times New Roman" officeooo:rsid="004a2bba"/>
    </style:style>
    <style:style style:name="T14" style:family="text">
      <style:text-properties style:font-name="Times New Roman" officeooo:rsid="004b0640"/>
    </style:style>
    <style:style style:name="T15" style:family="text">
      <style:text-properties style:font-name="Times New Roman" officeooo:rsid="004d2800"/>
    </style:style>
    <style:style style:name="T16" style:family="text">
      <style:text-properties style:font-name="Times New Roman" officeooo:rsid="004dc890"/>
    </style:style>
    <style:style style:name="T17" style:family="text">
      <style:text-properties style:font-name="Times New Roman" officeooo:rsid="004efd6f"/>
    </style:style>
    <style:style style:name="T18" style:family="text">
      <style:text-properties style:font-name="Times New Roman" officeooo:rsid="0050cad7"/>
    </style:style>
    <style:style style:name="T19" style:family="text">
      <style:text-properties style:font-name="Times New Roman" officeooo:rsid="00510ed6"/>
    </style:style>
    <style:style style:name="T20" style:family="text">
      <style:text-properties style:font-name="Times New Roman" officeooo:rsid="0051224d"/>
    </style:style>
    <style:style style:name="T21" style:family="text">
      <style:text-properties style:font-name="Times New Roman" officeooo:rsid="00535abd"/>
    </style:style>
    <style:style style:name="T22" style:family="text">
      <style:text-properties style:font-name="Times New Roman" officeooo:rsid="00549795"/>
    </style:style>
    <style:style style:name="T23" style:family="text">
      <style:text-properties style:font-name="Times New Roman" officeooo:rsid="005505cc"/>
    </style:style>
    <style:style style:name="T24" style:family="text">
      <style:text-properties style:font-name="Times New Roman" officeooo:rsid="00563002"/>
    </style:style>
    <style:style style:name="T25" style:family="text">
      <style:text-properties style:font-name="Times New Roman" officeooo:rsid="005ad9ca"/>
    </style:style>
    <style:style style:name="T26" style:family="text">
      <style:text-properties style:font-name="Times New Roman" officeooo:rsid="005c2d21"/>
    </style:style>
    <style:style style:name="T27" style:family="text">
      <style:text-properties style:font-name="Times New Roman" officeooo:rsid="005e9a27"/>
    </style:style>
    <style:style style:name="T28" style:family="text">
      <style:text-properties style:font-name="Times New Roman" officeooo:rsid="005fedda"/>
    </style:style>
    <style:style style:name="T29" style:family="text">
      <style:text-properties style:font-name="Times New Roman" officeooo:rsid="0061479b"/>
    </style:style>
    <style:style style:name="T30" style:family="text">
      <style:text-properties style:font-name="Times New Roman" officeooo:rsid="0061f613"/>
    </style:style>
    <style:style style:name="T31" style:family="text">
      <style:text-properties style:font-name="Times New Roman" officeooo:rsid="00636f24"/>
    </style:style>
    <style:style style:name="T32" style:family="text">
      <style:text-properties style:font-name="Times New Roman" officeooo:rsid="0063d0a2"/>
    </style:style>
    <style:style style:name="T33" style:family="text">
      <style:text-properties style:font-name="Times New Roman" officeooo:rsid="0064a212"/>
    </style:style>
    <style:style style:name="T34" style:family="text">
      <style:text-properties style:font-name="Times New Roman" officeooo:rsid="0068133f"/>
    </style:style>
    <style:style style:name="T35" style:family="text">
      <style:text-properties style:font-name="Times New Roman" officeooo:rsid="006872b5"/>
    </style:style>
    <style:style style:name="T36" style:family="text">
      <style:text-properties style:font-name="Times New Roman" officeooo:rsid="006b5d06"/>
    </style:style>
    <style:style style:name="T37" style:family="text">
      <style:text-properties style:font-name="Times New Roman" officeooo:rsid="006fbdf2"/>
    </style:style>
    <style:style style:name="T38" style:family="text">
      <style:text-properties style:font-name="Times New Roman" officeooo:rsid="00727d07"/>
    </style:style>
    <style:style style:name="T39" style:family="text">
      <style:text-properties style:font-name="Times New Roman" officeooo:rsid="00733107"/>
    </style:style>
    <style:style style:name="T40" style:family="text">
      <style:text-properties style:font-name="Times New Roman" officeooo:rsid="00770aac"/>
    </style:style>
    <style:style style:name="T41" style:family="text">
      <style:text-properties style:font-name="Times New Roman" officeooo:rsid="007904a6"/>
    </style:style>
    <style:style style:name="T42" style:family="text">
      <style:text-properties style:font-name="Times New Roman" officeooo:rsid="007a8735"/>
    </style:style>
    <style:style style:name="T43" style:family="text">
      <style:text-properties style:font-name="Times New Roman" officeooo:rsid="007d4818"/>
    </style:style>
    <style:style style:name="T44" style:family="text">
      <style:text-properties style:font-name="Times New Roman" officeooo:rsid="007d7cdb"/>
    </style:style>
    <style:style style:name="T45" style:family="text">
      <style:text-properties style:font-name="Times New Roman" officeooo:rsid="00831fab"/>
    </style:style>
    <style:style style:name="T46" style:family="text">
      <style:text-properties style:font-name="Times New Roman" officeooo:rsid="008482e9"/>
    </style:style>
    <style:style style:name="T47" style:family="text">
      <style:text-properties style:font-name="Times New Roman" officeooo:rsid="00881615"/>
    </style:style>
    <style:style style:name="T48" style:family="text">
      <style:text-properties style:font-name="Times New Roman" officeooo:rsid="009d02e2"/>
    </style:style>
    <style:style style:name="T49" style:family="text">
      <style:text-properties style:font-name="Times New Roman" officeooo:rsid="009eac1e"/>
    </style:style>
    <style:style style:name="T50" style:family="text">
      <style:text-properties style:font-name="Times New Roman" officeooo:rsid="009f74f3"/>
    </style:style>
    <style:style style:name="T51" style:family="text">
      <style:text-properties style:font-name="Times New Roman" officeooo:rsid="009fba48"/>
    </style:style>
    <style:style style:name="T52" style:family="text">
      <style:text-properties style:font-name="Times New Roman" officeooo:rsid="00a267e3"/>
    </style:style>
    <style:style style:name="T53" style:family="text">
      <style:text-properties style:font-name="Times New Roman" officeooo:rsid="00a2ab77"/>
    </style:style>
    <style:style style:name="T54" style:family="text">
      <style:text-properties style:font-name="Times New Roman" officeooo:rsid="00a5594f"/>
    </style:style>
    <style:style style:name="T55" style:family="text">
      <style:text-properties style:font-name="Times New Roman" officeooo:rsid="00a5d8fb"/>
    </style:style>
    <style:style style:name="T56" style:family="text">
      <style:text-properties style:font-name="Times New Roman" officeooo:rsid="00a5f7b9"/>
    </style:style>
    <style:style style:name="T57" style:family="text">
      <style:text-properties style:font-name="Times New Roman" fo:font-size="11pt" officeooo:rsid="004d2800" style:font-size-asian="11pt" style:font-size-complex="11pt"/>
    </style:style>
    <style:style style:name="T58" style:family="text">
      <style:text-properties style:font-name="Times New Roman" officeooo:rsid="00aa9803"/>
    </style:style>
    <style:style style:name="T59" style:family="text">
      <style:text-properties style:font-name="Times New Roman" officeooo:rsid="00ac12d4"/>
    </style:style>
    <style:style style:name="T60" style:family="text">
      <style:text-properties style:font-name="Times New Roman" officeooo:rsid="00adb87e"/>
    </style:style>
    <style:style style:name="T61" style:family="text">
      <style:text-properties style:font-name="Times New Roman" officeooo:rsid="00af014d"/>
    </style:style>
    <style:style style:name="T62" style:family="text">
      <style:text-properties style:font-name="Times New Roman" officeooo:rsid="00b0bacf"/>
    </style:style>
    <style:style style:name="T63" style:family="text">
      <style:text-properties style:font-name="Times New Roman" officeooo:rsid="00b35740"/>
    </style:style>
    <style:style style:name="T64" style:family="text">
      <style:text-properties style:font-name="Times New Roman" officeooo:rsid="00b3dbfa"/>
    </style:style>
    <style:style style:name="T65" style:family="text">
      <style:text-properties style:font-name="Times New Roman" officeooo:rsid="00b5b116"/>
    </style:style>
    <style:style style:name="T66" style:family="text">
      <style:text-properties style:font-name="Times New Roman" officeooo:rsid="00b67076"/>
    </style:style>
    <style:style style:name="T67" style:family="text">
      <style:text-properties style:font-name="Times New Roman" officeooo:rsid="00b9af00"/>
    </style:style>
    <style:style style:name="T68" style:family="text">
      <style:text-properties style:font-name="Times New Roman" officeooo:rsid="00bb84f4"/>
    </style:style>
    <style:style style:name="T69" style:family="text">
      <style:text-properties style:font-name="Times New Roman" officeooo:rsid="00bd7841"/>
    </style:style>
    <style:style style:name="T70" style:family="text">
      <style:text-properties style:font-name="Times New Roman" officeooo:rsid="00bf062d"/>
    </style:style>
    <style:style style:name="T71" style:family="text">
      <style:text-properties style:font-name="Times New Roman" officeooo:rsid="00c0e9f6"/>
    </style:style>
    <style:style style:name="T72" style:family="text">
      <style:text-properties style:font-name="Times New Roman" officeooo:rsid="00c498a4"/>
    </style:style>
    <style:style style:name="T73" style:family="text">
      <style:text-properties style:font-name="Times New Roman" officeooo:rsid="00c5866f"/>
    </style:style>
    <style:style style:name="T74" style:family="text">
      <style:text-properties style:font-name="Times New Roman" officeooo:rsid="00c8a295"/>
    </style:style>
    <style:style style:name="T75" style:family="text">
      <style:text-properties style:font-name="Times New Roman" officeooo:rsid="00ca5c5d"/>
    </style:style>
    <style:style style:name="T76" style:family="text">
      <style:text-properties style:font-name="Times New Roman" officeooo:rsid="00d04520"/>
    </style:style>
    <style:style style:name="T77" style:family="text">
      <style:text-properties style:font-name="Times New Roman" officeooo:rsid="00d2931b"/>
    </style:style>
    <style:style style:name="T78" style:family="text">
      <style:text-properties style:font-name="Times New Roman" officeooo:rsid="00d35f97"/>
    </style:style>
    <style:style style:name="T79" style:family="text">
      <style:text-properties style:font-name="Times New Roman" officeooo:rsid="00d55c73"/>
    </style:style>
    <style:style style:name="T80" style:family="text">
      <style:text-properties style:font-name="Times New Roman" officeooo:rsid="00dbc394"/>
    </style:style>
    <style:style style:name="T81" style:family="text">
      <style:text-properties style:font-name="Times New Roman" officeooo:rsid="00dd4649"/>
    </style:style>
    <style:style style:name="T82" style:family="text">
      <style:text-properties style:font-name="Times New Roman" officeooo:rsid="00ddd6a8"/>
    </style:style>
    <style:style style:name="T83" style:family="text">
      <style:text-properties style:font-name="Times New Roman" officeooo:rsid="00debda3"/>
    </style:style>
    <style:style style:name="T84" style:family="text">
      <style:text-properties style:font-name="Times New Roman" officeooo:rsid="00e33d81"/>
    </style:style>
    <style:style style:name="T85" style:family="text">
      <style:text-properties style:font-name="Times New Roman" officeooo:rsid="00e6d1df"/>
    </style:style>
    <style:style style:name="T86" style:family="text">
      <style:text-properties style:font-name="Times New Roman" officeooo:rsid="00ef3e72"/>
    </style:style>
    <style:style style:name="T87" style:family="text">
      <style:text-properties style:font-name="Times New Roman" officeooo:rsid="00f04239"/>
    </style:style>
    <style:style style:name="T88" style:family="text">
      <style:text-properties style:font-name="Times New Roman" officeooo:rsid="00f27608"/>
    </style:style>
    <style:style style:name="T89" style:family="text">
      <style:text-properties style:font-name="Times New Roman" officeooo:rsid="00f2c282"/>
    </style:style>
    <style:style style:name="T90" style:family="text">
      <style:text-properties style:font-name="Times New Roman" officeooo:rsid="00f80802"/>
    </style:style>
    <style:style style:name="T91" style:family="text">
      <style:text-properties style:font-name="Times New Roman" officeooo:rsid="00f8bd9a"/>
    </style:style>
    <style:style style:name="T92" style:family="text">
      <style:text-properties style:font-name="Times New Roman" officeooo:rsid="00fbd941"/>
    </style:style>
    <style:style style:name="T93" style:family="text">
      <style:text-properties style:font-name="Times New Roman" officeooo:rsid="00fd6550"/>
    </style:style>
    <style:style style:name="T94" style:family="text">
      <style:text-properties style:font-name="Times New Roman" officeooo:rsid="010096c4"/>
    </style:style>
    <style:style style:name="T95" style:family="text">
      <style:text-properties style:font-name="Times New Roman" officeooo:rsid="010286a8"/>
    </style:style>
    <style:style style:name="T96" style:family="text">
      <style:text-properties style:font-name="Times New Roman" officeooo:rsid="0103fcf0"/>
    </style:style>
    <style:style style:name="T97" style:family="text">
      <style:text-properties style:font-name="Times New Roman" officeooo:rsid="010e1b32"/>
    </style:style>
    <style:style style:name="T98" style:family="text">
      <style:text-properties style:font-name="Times New Roman" officeooo:rsid="010ec85a"/>
    </style:style>
    <style:style style:name="T99" style:family="text">
      <style:text-properties style:font-name="Times New Roman" officeooo:rsid="010f9cba"/>
    </style:style>
    <style:style style:name="T100" style:family="text">
      <style:text-properties style:font-name="Times New Roman" officeooo:rsid="01118c99"/>
    </style:style>
    <style:style style:name="T101" style:family="text">
      <style:text-properties style:font-name="Times New Roman" officeooo:rsid="011547f0"/>
    </style:style>
    <style:style style:name="T102" style:family="text">
      <style:text-properties style:font-name="Times New Roman" officeooo:rsid="011583e3"/>
    </style:style>
    <style:style style:name="T103" style:family="text">
      <style:text-properties style:font-name="Times New Roman" officeooo:rsid="011ad261"/>
    </style:style>
    <style:style style:name="T104" style:family="text">
      <style:text-properties style:font-name="Times New Roman" officeooo:rsid="011b0ce3"/>
    </style:style>
    <style:style style:name="T105" style:family="text">
      <style:text-properties style:font-name="Times New Roman" officeooo:rsid="0120aa5c"/>
    </style:style>
    <style:style style:name="T106" style:family="text">
      <style:text-properties style:font-name="Times New Roman" officeooo:rsid="01214705"/>
    </style:style>
    <style:style style:name="T107" style:family="text">
      <style:text-properties style:font-name="Times New Roman" officeooo:rsid="012321f6"/>
    </style:style>
    <style:style style:name="T108" style:family="text">
      <style:text-properties style:font-name="Times New Roman" officeooo:rsid="0124bc99"/>
    </style:style>
    <style:style style:name="T109" style:family="text">
      <style:text-properties style:font-name="Times New Roman" officeooo:rsid="0125f064"/>
    </style:style>
    <style:style style:name="T110" style:family="text">
      <style:text-properties style:font-name="Times New Roman" officeooo:rsid="01275fef"/>
    </style:style>
    <style:style style:name="T111" style:family="text">
      <style:text-properties style:font-name="Times New Roman" officeooo:rsid="012c5412"/>
    </style:style>
    <style:style style:name="T112" style:family="text">
      <style:text-properties style:font-name="Times New Roman" officeooo:rsid="012d78bb"/>
    </style:style>
    <style:style style:name="T113" style:family="text">
      <style:text-properties style:font-name="Times New Roman" officeooo:rsid="013083c5"/>
    </style:style>
    <style:style style:name="T114" style:family="text">
      <style:text-properties officeooo:rsid="004810a8"/>
    </style:style>
    <style:style style:name="T115" style:family="text">
      <style:text-properties officeooo:rsid="008e2231"/>
    </style:style>
    <style:style style:name="T116" style:family="text">
      <style:text-properties officeooo:rsid="009024c1"/>
    </style:style>
    <style:style style:name="T117" style:family="text">
      <style:text-properties officeooo:rsid="0091f778"/>
    </style:style>
    <style:style style:name="T118" style:family="text">
      <style:text-properties officeooo:rsid="009575e7"/>
    </style:style>
    <style:style style:name="T119" style:family="text">
      <style:text-properties officeooo:rsid="00978490"/>
    </style:style>
    <style:style style:name="T120" style:family="text">
      <style:text-properties officeooo:rsid="009b3eb5"/>
    </style:style>
    <style:style style:name="T121" style:family="text">
      <style:text-properties fo:color="#000000" style:font-name="Consolas1" fo:font-size="11pt" officeooo:rsid="009eac1e" style:font-size-asian="11pt"/>
    </style:style>
    <style:style style:name="T122" style:family="text">
      <style:text-properties fo:color="#000000" style:font-name="Consolas1" fo:font-size="11pt" officeooo:rsid="009f74f3" style:font-size-asian="11pt"/>
    </style:style>
    <style:style style:name="T123" style:family="text">
      <style:text-properties fo:color="#000000" style:font-name="Consolas1" fo:font-size="11pt" officeooo:rsid="00a2ab77" style:font-size-asian="11pt"/>
    </style:style>
    <style:style style:name="T124" style:family="text">
      <style:text-properties fo:color="#000000" style:font-name="Consolas1" fo:font-size="11pt" officeooo:rsid="004d2800" style:font-size-asian="11pt"/>
    </style:style>
    <style:style style:name="T125" style:family="text">
      <style:text-properties fo:color="#000000" style:font-name="Consolas1" fo:font-size="11pt" officeooo:rsid="00a68961" style:font-size-asian="11pt"/>
    </style:style>
    <style:style style:name="T126" style:family="text">
      <style:text-properties fo:color="#000000" style:font-name="Consolas1" fo:font-size="11pt" officeooo:rsid="00af014d" style:font-size-asian="11pt"/>
    </style:style>
    <style:style style:name="T127" style:family="text">
      <style:text-properties fo:color="#000000" style:font-name="Consolas1" fo:font-size="11pt" officeooo:rsid="00b5b116" style:font-size-asian="11pt"/>
    </style:style>
    <style:style style:name="T128" style:family="text">
      <style:text-properties fo:color="#000000" style:font-name="Consolas1" fo:font-size="11pt" officeooo:rsid="00b8f32b" style:font-size-asian="11pt"/>
    </style:style>
    <style:style style:name="T129" style:family="text">
      <style:text-properties fo:color="#000000" style:font-name="Consolas1" fo:font-size="11pt" officeooo:rsid="011b0ce3" style:font-size-asian="11pt"/>
    </style:style>
    <style:style style:name="T130" style:family="text">
      <style:text-properties fo:color="#000000" style:font-name="Times New Roman" fo:font-size="11pt" officeooo:rsid="009d02e2" style:font-size-asian="11pt"/>
    </style:style>
    <style:style style:name="T131" style:family="text">
      <style:text-properties fo:color="#000000" style:font-name="Times New Roman" fo:font-size="11pt" officeooo:rsid="00b8f32b" style:font-size-asian="11pt"/>
    </style:style>
    <style:style style:name="T132" style:family="text">
      <style:text-properties fo:color="#000000" style:font-name="Times New Roman" fo:font-size="12pt" officeooo:rsid="009f74f3" style:font-size-asian="12pt" style:font-size-complex="12pt"/>
    </style:style>
    <style:style style:name="T133" style:family="text">
      <style:text-properties fo:color="#000000" style:font-name="Times New Roman" fo:font-size="12pt" officeooo:rsid="00a4aa44" style:font-size-asian="12pt" style:font-size-complex="12pt"/>
    </style:style>
    <style:style style:name="T134" style:family="text">
      <style:text-properties fo:color="#000000" style:font-name="Times New Roman" fo:font-size="12pt" officeooo:rsid="011b0ce3" style:font-size-asian="12pt" style:font-size-complex="12pt"/>
    </style:style>
    <style:style style:name="T135" style:family="text">
      <style:text-properties fo:color="#000000" style:font-name="Times New Roman" fo:font-size="12pt" officeooo:rsid="011c8d56" style:font-size-asian="12pt" style:font-size-complex="12pt"/>
    </style:style>
    <style:style style:name="T136" style:family="text">
      <style:text-properties fo:color="#000000" style:font-name="Times New Roman" fo:font-size="12pt" officeooo:rsid="011ec474" style:font-size-asian="12pt" style:font-size-complex="12pt"/>
    </style:style>
    <style:style style:name="T137" style:family="text">
      <style:text-properties fo:color="#000000" style:font-name="Times New Roman" fo:font-size="12pt" officeooo:rsid="013083c5" style:font-size-asian="12pt" style:font-size-complex="12pt"/>
    </style:style>
    <style:style style:name="T138" style:family="text">
      <style:text-properties fo:color="#000000" style:font-name="Consolas" fo:font-size="11pt" officeooo:rsid="009f74f3" style:font-size-asian="11pt" style:font-size-complex="11pt"/>
    </style:style>
    <style:style style:name="T139" style:family="text">
      <style:text-properties style:font-name="Consolas" officeooo:rsid="00a5f7b9"/>
    </style:style>
    <style:style style:name="T140" style:family="text">
      <style:text-properties style:font-name="Consolas" officeooo:rsid="00d2931b"/>
    </style:style>
    <style:style style:name="T141" style:family="text">
      <style:text-properties style:font-name="Consolas" officeooo:rsid="004dc890"/>
    </style:style>
    <style:style style:name="T142" style:family="text">
      <style:text-properties style:font-name="Consolas" officeooo:rsid="00e33d81"/>
    </style:style>
    <style:style style:name="T143" style:family="text">
      <style:text-properties style:font-name="Consolas" officeooo:rsid="00dd4649"/>
    </style:style>
    <style:style style:name="T144" style:family="text">
      <style:text-properties style:font-name="Consolas" officeooo:rsid="008482e9"/>
    </style:style>
    <style:style style:name="T145" style:family="text">
      <style:text-properties style:font-name="Consolas" officeooo:rsid="00b67076"/>
    </style:style>
    <style:style style:name="T146" style:family="text">
      <style:text-properties style:font-name="Consolas" officeooo:rsid="01214705"/>
    </style:style>
    <style:style style:name="T147" style:family="text">
      <style:text-properties style:font-name="Consolas" officeooo:rsid="0120aa5c"/>
    </style:style>
    <style:style style:name="T148" style:family="text">
      <style:text-properties officeooo:rsid="010096c4"/>
    </style:style>
    <style:style style:name="T149" style:family="text">
      <style:text-properties officeooo:rsid="011a63ec"/>
    </style:style>
    <style:style style:name="fr1" style:family="graphic" style:parent-style-name="Graphics">
      <style:graphic-properties style:run-through="foreground" style:wrap="none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run-through="foreground" style:wrap="none" style:vertical-pos="top" style:vertical-rel="paragraph" style:horizontal-pos="center" style:horizontal-rel="paragraph" style:shadow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Architecture Specification</text:p>
      <text:p text:style-name="Standard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28"><text:a xlink:type="simple" xlink:href="#__RefHeading__265_194049693" text:style-name="Index_20_Link" text:visited-style-name="Index_20_Link">Glossary of Terms<text:tab/>2</text:a></text:p>
          <text:p text:style-name="P28"><text:a xlink:type="simple" xlink:href="#__RefHeading__1172_174284796" text:style-name="Index_20_Link" text:visited-style-name="Index_20_Link">RedditEngine<text:tab/>3</text:a></text:p>
          <text:p text:style-name="P28"><text:a xlink:type="simple" xlink:href="#__RefHeading__267_194049693" text:style-name="Index_20_Link" text:visited-style-name="Index_20_Link">Architectural Goals<text:tab/>3</text:a></text:p>
          <text:p text:style-name="P28"><text:a xlink:type="simple" xlink:href="#__RefHeading__940_255802228" text:style-name="Index_20_Link" text:visited-style-name="Index_20_Link">Design Patterns and Principles<text:tab/>3</text:a></text:p>
          <text:p text:style-name="P28"><text:a xlink:type="simple" xlink:href="#__RefHeading__269_194049693" text:style-name="Index_20_Link" text:visited-style-name="Index_20_Link">Constraints<text:tab/>3</text:a></text:p>
          <text:p text:style-name="P28"><text:a xlink:type="simple" xlink:href="#__RefHeading__271_194049693" text:style-name="Index_20_Link" text:visited-style-name="Index_20_Link">Considerations<text:tab/>3</text:a></text:p>
          <text:p text:style-name="P28"><text:a xlink:type="simple" xlink:href="#__RefHeading__592_979168328" text:style-name="Index_20_Link" text:visited-style-name="Index_20_Link">Data structures<text:tab/>3</text:a></text:p>
          <text:p text:style-name="P28"><text:a xlink:type="simple" xlink:href="#__RefHeading__672_495197682" text:style-name="Index_20_Link" text:visited-style-name="Index_20_Link">The RedditEngine API<text:tab/>5</text:a></text:p>
          <text:p text:style-name="P28"><text:a xlink:type="simple" xlink:href="#__RefHeading__275_194049693" text:style-name="Index_20_Link" text:visited-style-name="Index_20_Link">Use cases<text:tab/>7</text:a></text:p>
          <text:p text:style-name="P29"><text:a xlink:type="simple" xlink:href="#__RefHeading__277_194049693" text:style-name="Index_20_Link" text:visited-style-name="Index_20_Link">Reddits<text:tab/>7</text:a></text:p>
          <text:p text:style-name="P29"><text:a xlink:type="simple" xlink:href="#__RefHeading__279_194049693" text:style-name="Index_20_Link" text:visited-style-name="Index_20_Link">Comments<text:tab/>7</text:a></text:p>
          <text:p text:style-name="P29"><text:a xlink:type="simple" xlink:href="#__RefHeading__281_194049693" text:style-name="Index_20_Link" text:visited-style-name="Index_20_Link">Links<text:tab/>8</text:a></text:p>
          <text:p text:style-name="P29"><text:a xlink:type="simple" xlink:href="#__RefHeading__283_194049693" text:style-name="Index_20_Link" text:visited-style-name="Index_20_Link">Messages<text:tab/>8</text:a></text:p>
        </text:index-body>
      </text:table-of-content>
      <text:p text:style-name="Standard"/>
      <text:h text:style-name="P31" text:outline-level="1"><text:span text:style-name="Source_20_Text"/></text:h>
      <text:h text:style-name="P36" text:outline-level="1"><text:bookmark-start text:name="__RefHeading__265_194049693"/><text:span text:style-name="Source_20_Text">Glossary of Terms</text:span><text:bookmark-end text:name="__RefHeading__265_194049693"/></text:h>
      <text:p text:style-name="P1"/>
      <text:p text:style-name="P1">Thing = Common base class in the reddit database. All things have <text:span text:style-name="T4">an</text:span> <text:span text:style-name="T4">ID</text:span>, <text:span text:style-name="T116">N</text:span>ame, <text:span text:style-name="T116">K</text:span>ind and <text:span text:style-name="T116">D</text:span>ata.</text:p>
      <text:p text:style-name="P2">ID = <text:span text:style-name="T1">I</text:span>tem's unique identifier, e.g. "<text:span text:style-name="T2">2s5qo</text:span>"</text:p>
      <text:p text:style-name="P3">Name = <text:span text:style-name="T4">Fullname of a thing</text:span>, e.g. "t1_<text:span text:style-name="T3">2qhu0</text:span>"</text:p>
      <text:p text:style-name="P15"/>
      <text:p text:style-name="P6">Fullname = A combination of the type prefix and the things ID in base 36. For example, t3_2so5q. Fullnames are globally unique on reddit.</text:p>
      <text:p text:style-name="P4"/>
      <text:p text:style-name="P4">Kind = <text:span text:style-name="T5">A</text:span> String identifier that denotes the object's type. <text:span text:style-name="T8">See Type prefixes.</text:span></text:p>
      <text:p text:style-name="P1">Data = A custom data structure. This object's format will follow the data structure respective <text:span text:style-name="T6">in the</text:span> <text:span text:style-name="T117">K</text:span>ind <text:span text:style-name="T6">attribute</text:span>.</text:p>
      <text:p text:style-name="P1"/>
      <table:table table:name="Typeprefixes" table:style-name="Typeprefixes">
        <table:table-column table:style-name="Typeprefixes.A"/>
        <table:table-column table:style-name="Typeprefixes.B"/>
        <table:table-row>
          <table:table-cell table:style-name="Typeprefixes.A1" office:value-type="string">
            <text:p text:style-name="Table_20_Heading"><text:span text:style-name="T5">T</text:span>ype prefixes</text:p>
          </table:table-cell>
          <table:table-cell table:style-name="Typeprefixes.B1" office:value-type="string">
            <text:p text:style-name="Table_20_Heading">Type</text:p>
          </table:table-cell>
        </table:table-row>
        <table:table-row>
          <table:table-cell table:style-name="Typeprefixes.A2" office:value-type="string">
            <text:p text:style-name="P27">t1_</text:p>
          </table:table-cell>
          <table:table-cell table:style-name="Typeprefixes.B2" office:value-type="string">
            <text:p text:style-name="P27">Comment</text:p>
          </table:table-cell>
        </table:table-row>
        <table:table-row>
          <table:table-cell table:style-name="Typeprefixes.A2" office:value-type="string">
            <text:p text:style-name="P27">t2_</text:p>
          </table:table-cell>
          <table:table-cell table:style-name="Typeprefixes.B2" office:value-type="string">
            <text:p text:style-name="P27">Account</text:p>
          </table:table-cell>
        </table:table-row>
        <table:table-row>
          <table:table-cell table:style-name="Typeprefixes.A2" office:value-type="string">
            <text:p text:style-name="P27">t3_</text:p>
          </table:table-cell>
          <table:table-cell table:style-name="Typeprefixes.B2" office:value-type="string">
            <text:p text:style-name="P27">Link</text:p>
          </table:table-cell>
        </table:table-row>
        <table:table-row>
          <table:table-cell table:style-name="Typeprefixes.A2" office:value-type="string">
            <text:p text:style-name="P27">t4_</text:p>
          </table:table-cell>
          <table:table-cell table:style-name="Typeprefixes.B2" office:value-type="string">
            <text:p text:style-name="P27">Message</text:p>
          </table:table-cell>
        </table:table-row>
        <table:table-row>
          <table:table-cell table:style-name="Typeprefixes.A2" office:value-type="string">
            <text:p text:style-name="P27">t5_</text:p>
          </table:table-cell>
          <table:table-cell table:style-name="Typeprefixes.B2" office:value-type="string">
            <text:p text:style-name="P27">Subreddit</text:p>
          </table:table-cell>
        </table:table-row>
        <table:table-row>
          <table:table-cell table:style-name="Typeprefixes.A2" office:value-type="string">
            <text:p text:style-name="P27">t6_</text:p>
          </table:table-cell>
          <table:table-cell table:style-name="Typeprefixes.B2" office:value-type="string">
            <text:p text:style-name="P27">Award</text:p>
          </table:table-cell>
        </table:table-row>
        <table:table-row>
          <table:table-cell table:style-name="Typeprefixes.A2" office:value-type="string">
            <text:p text:style-name="P27">t8_</text:p>
          </table:table-cell>
          <table:table-cell table:style-name="Typeprefixes.B2" office:value-type="string">
            <text:p text:style-name="P27">PromoCampaign</text:p>
          </table:table-cell>
        </table:table-row>
      </table:table>
      <text:p text:style-name="P1"/>
      <text:p text:style-name="P10">Listing = <text:span text:style-name="T118">An object that has data and kind fields. A Listings data contains a list of Listing Things.</text:span> <text:span text:style-name="T119">Listing is u</text:span>sed to paginate content that is too long to display in one go.</text:p>
      <text:p text:style-name="P10"/>
      <text:p text:style-name="P10">Listing thing <text:span text:style-name="T115">= Element found inside an array contained in a Listings data. They are like Things except they do not</text:span> have neither name nor id.</text:p>
      <text:p text:style-name="P1"/>
      <text:p text:style-name="P1">Subreddit = Reddit entries are organized into areas of interest called "subreddits". </text:p>
      <text:p text:style-name="P1"/>
      <text:p text:style-name="P1">Endpoint = <text:span text:style-name="T7">URL for retrieving data.</text:span></text:p>
      <text:p text:style-name="P1"/>
      <text:p text:style-name="P23">Modhash = A token indentifying the user session</text:p>
      <text:p text:style-name="P23"/>
      <text:p text:style-name="P24">Client = A program that uses <text:span text:style-name="T149">the </text:span>RedditEngine library</text:p>
      <text:h text:style-name="P31" text:outline-level="1"/>
      <text:h text:style-name="P37" text:outline-level="1"><text:bookmark-start text:name="__RefHeading__1172_174284796"/><text:span text:style-name="Source_20_Text"><text:span text:style-name="T148">RedditEngine</text:span></text:span><text:bookmark-end text:name="__RefHeading__1172_174284796"/></text:h>
      <text:p text:style-name="P21"><text:span text:style-name="Source_20_Text"><text:span text:style-name="T94">RedditEngine is an Android library project.</text:span></text:span><text:span text:style-name="Source_20_Text"><text:span text:style-name="T95"> </text:span></text:span><text:span text:style-name="Source_20_Text"><text:span text:style-name="T96">However since it is only loosely coupled to the Android platform it could be used as a general-purpose Java library.</text:span></text:span></text:p>
      <text:h text:style-name="P32" text:outline-level="1"><text:bookmark-start text:name="__RefHeading__267_194049693"/><text:span text:style-name="Source_20_Text">Architectural Goals</text:span><text:bookmark-end text:name="__RefHeading__267_194049693"/></text:h>
      <text:p text:style-name="P5"><text:span text:style-name="Source_20_Text"><text:span text:style-name="T9">Todo</text:span></text:span></text:p>
      <text:h text:style-name="P33" text:outline-level="1"><text:bookmark-start text:name="__RefHeading__940_255802228"/><text:span text:style-name="Source_20_Text">Design Patterns and Principles <text:s/></text:span><text:bookmark-end text:name="__RefHeading__940_255802228"/></text:h>
      <text:p text:style-name="P22"><text:span text:style-name="Source_20_Text"><text:span text:style-name="T97">RedditEngine uses design patterns where they make sense. </text:span></text:span><text:span text:style-name="Source_20_Text"><text:span text:style-name="T98">For example if it does not make sense to have more than one instance of a class, we use</text:span></text:span><text:span text:style-name="Source_20_Text"><text:span text:style-name="T99"> the</text:span></text:span><text:span text:style-name="Source_20_Text"><text:span text:style-name="T98"> singleton pattern. </text:span></text:span><text:span text:style-name="Source_20_Text"><text:span text:style-name="T100">Also since the clients do not need to be aware of the specific types of objects they use, they receive an instance that implements the RedditApi interface.</text:span></text:span></text:p>
      <text:h text:style-name="P33" text:outline-level="1"><text:bookmark-start text:name="__RefHeading__269_194049693"/><text:span text:style-name="Source_20_Text">Constraints</text:span><text:bookmark-end text:name="__RefHeading__269_194049693"/></text:h>
      <text:p text:style-name="P13"><text:span text:style-name="Source_20_Text"><text:span text:style-name="T101">RedditEngine methods are synchronous. </text:span></text:span><text:span text:style-name="Source_20_Text"><text:span text:style-name="T102">With a lot of data (and/or slow connections) </text:span></text:span><text:span text:style-name="Source_20_Text"><text:span text:style-name="T103">a</text:span></text:span><text:span text:style-name="Source_20_Text"><text:span text:style-name="T102"> client </text:span></text:span><text:span text:style-name="Source_20_Text"><text:span text:style-name="T103">application</text:span></text:span><text:span text:style-name="Source_20_Text"><text:span text:style-name="T102"> will have to run some methods asynchronously.</text:span></text:span></text:p>
      <text:p text:style-name="P30"><text:span text:style-name="Source_20_Text"><text:span text:style-name="T104">RedditEngine uses </text:span></text:span><text:span text:style-name="Source_20_Text"><text:span text:style-name="T113">HttpClient port for Android</text:span></text:span><text:span text:style-name="Source_20_Text"><text:span text:style-name="T104"> </text:span></text:span><text:span text:style-name="Source_20_Text"><text:span text:style-name="T113">(</text:span></text:span><text:span text:style-name="Source_20_Text"><text:span text:style-name="T129">android.net.http.AndroidHttpClient</text:span></text:span><text:span text:style-name="Source_20_Text"><text:span text:style-name="T137">) </text:span></text:span><text:span text:style-name="Source_20_Text"><text:span text:style-name="T135">which would be replaced when using this library in a non-</text:span></text:span><text:span text:style-name="Source_20_Text"><text:span text:style-name="T136">A</text:span></text:span><text:span text:style-name="Source_20_Text"><text:span text:style-name="T135">ndroid environment.</text:span></text:span></text:p>
      <text:h text:style-name="Heading_20_1" text:outline-level="1"><text:bookmark-start text:name="__RefHeading__271_194049693"/><text:span text:style-name="Source_20_Text">Considerations</text:span><text:bookmark-end text:name="__RefHeading__271_194049693"/></text:h>
      <text:p text:style-name="P14"><text:span text:style-name="Source_20_Text"><text:span text:style-name="T9">Todo</text:span></text:span></text:p>
      <text:h text:style-name="P34" text:outline-level="1"><text:bookmark-start text:name="__RefHeading__592_979168328"/><text:span text:style-name="Source_20_Text"><text:span text:style-name="T114">Data structures</text:span></text:span><text:bookmark-end text:name="__RefHeading__592_979168328"/></text:h>
      <text:p text:style-name="P20"><text:span text:style-name="Source_20_Text"><text:span text:style-name="T12">The data format produced by the reddit API is JSON </text:span></text:span><text:span text:style-name="Source_20_Text"><text:span text:style-name="T55">(</text:span></text:span><text:a xlink:type="simple" xlink:href="https://github.com/reddit/reddit/wiki/JSON"><text:span text:style-name="Source_20_Text"><text:span text:style-name="T11">https://github.com/reddit/reddit/wiki/JSON</text:span></text:span></text:a><text:span text:style-name="Source_20_Text"><text:span text:style-name="T55">)</text:span></text:span><text:span text:style-name="Source_20_Text"><text:span text:style-name="T12">. </text:span></text:span><text:span text:style-name="Source_20_Text"><text:span text:style-name="T13">To convert the JSON representation to equivalent Java objects we use a third party library: google-gson </text:span></text:span><text:span text:style-name="Source_20_Text"><text:span text:style-name="T54">(</text:span></text:span><text:a xlink:type="simple" xlink:href="http://code.google.com/p/google-gson/"><text:span text:style-name="Source_20_Text"><text:span text:style-name="T12">http://code.google.com/p/google-gson/</text:span></text:span></text:a><text:span text:style-name="Source_20_Text"><text:span text:style-name="T54">)</text:span></text:span><text:span text:style-name="Source_20_Text"><text:span text:style-name="T13">. </text:span></text:span><text:span text:style-name="Source_20_Text"><text:span text:style-name="T14">Some wrapper classes are needed for the conversion </text:span></text:span><text:span text:style-name="Source_20_Text"><text:span text:style-name="T26">because</text:span></text:span><text:span text:style-name="Source_20_Text"><text:span text:style-name="T14"> </text:span></text:span><text:span text:style-name="Source_20_Text"><text:span text:style-name="T19">the GSON parser will look for a field </text:span></text:span><text:span text:style-name="Source_20_Text"><text:span text:style-name="T56">called </text:span></text:span><text:span text:style-name="Source_20_Text"><text:span text:style-name="T139">data</text:span></text:span><text:span text:style-name="Source_20_Text"><text:span text:style-name="T14"> </text:span></text:span><text:span text:style-name="Source_20_Text"><text:span text:style-name="T76">in the Java objects. </text:span></text:span><text:span text:style-name="Source_20_Text"><text:span text:style-name="T87">We </text:span></text:span><text:span text:style-name="Source_20_Text"><text:span text:style-name="T88">also </text:span></text:span><text:span text:style-name="Source_20_Text"><text:span text:style-name="T87">use the </text:span></text:span><text:span text:style-name="Source_20_Text"><text:span text:style-name="T89">same</text:span></text:span><text:span text:style-name="Source_20_Text"><text:span text:style-name="T87"> wrapper classes in the RedditEngine API.</text:span></text:span></text:p>
      <text:p text:style-name="P20"><text:span text:style-name="Source_20_Text"><text:span text:style-name="T77">The informatio</text:span></text:span><text:span text:style-name="Source_20_Text"><text:span text:style-name="T78">n</text:span></text:span><text:span text:style-name="Source_20_Text"><text:span text:style-name="T77"> contained in </text:span></text:span><text:span text:style-name="Source_20_Text"><text:span text:style-name="T79">a</text:span></text:span><text:span text:style-name="Source_20_Text"><text:span text:style-name="T77"> data field is stored to a </text:span></text:span><text:span text:style-name="Source_20_Text"><text:span text:style-name="T140">Data</text:span></text:span><text:span text:style-name="Source_20_Text"><text:span text:style-name="T77"> class, for example </text:span></text:span><text:span text:style-name="Source_20_Text"><text:span text:style-name="T140">SubredditData</text:span></text:span><text:span text:style-name="Source_20_Text"><text:span text:style-name="T77">.</text:span></text:span><text:span text:style-name="Source_20_Text"><text:span text:style-name="T14"> </text:span></text:span><text:span text:style-name="Source_20_Text"><text:span text:style-name="T25">W</text:span></text:span><text:span text:style-name="Source_20_Text"><text:span text:style-name="T15">e derive </text:span></text:span><text:span text:style-name="Source_20_Text"><text:span text:style-name="T25">the</text:span></text:span><text:span text:style-name="Source_20_Text"><text:span text:style-name="T15"> wrapper classes from </text:span></text:span><text:span text:style-name="Source_20_Text"><text:span text:style-name="T124">net.fizzl.redditengine.data.</text:span></text:span><text:span text:style-name="Source_20_Text"><text:span text:style-name="T125">Thing </text:span></text:span><text:span text:style-name="Source_20_Text"><text:span text:style-name="T15">using a suitable </text:span></text:span><text:span text:style-name="Source_20_Text"><text:span text:style-name="T57">Data</text:span></text:span><text:span text:style-name="Source_20_Text"><text:span text:style-name="T15"> class as the type parameter </text:span></text:span><text:span text:style-name="Source_20_Text"><text:span text:style-name="T16">of </text:span></text:span><text:span text:style-name="Source_20_Text"><text:span text:style-name="T141">Thing</text:span></text:span><text:span text:style-name="Source_20_Text"><text:span text:style-name="T16">. </text:span></text:span><text:span text:style-name="Source_20_Text"><text:span text:style-name="T35">We use this </text:span></text:span><text:span text:style-name="Source_20_Text"><text:span text:style-name="T80">kind of</text:span></text:span><text:span text:style-name="Source_20_Text"><text:span text:style-name="T35"> </text:span></text:span><text:span text:style-name="Source_20_Text"><text:span text:style-name="T42">class naming</text:span></text:span><text:span text:style-name="Source_20_Text"><text:span text:style-name="T35"> </text:span></text:span><text:span text:style-name="Source_20_Text"><text:span text:style-name="T40">co</text:span></text:span><text:span text:style-name="Source_20_Text"><text:span text:style-name="T41">n</text:span></text:span><text:span text:style-name="Source_20_Text"><text:span text:style-name="T40">vention</text:span></text:span><text:span text:style-name="Source_20_Text"><text:span text:style-name="T35"> for</text:span></text:span><text:span text:style-name="Source_20_Text"><text:span text:style-name="T34"> </text:span></text:span><text:span text:style-name="Source_20_Text"><text:span text:style-name="T36">all</text:span></text:span><text:span text:style-name="Source_20_Text"><text:span text:style-name="T34"> types of Things. </text:span></text:span><text:span text:style-name="Source_20_Text"><text:span text:style-name="T53">The wrapper and the Data classes are in the </text:span></text:span><text:span text:style-name="Source_20_Text"><text:span text:style-name="T123">net.fizzl.redditengine.data</text:span></text:span><text:span text:style-name="Source_20_Text"><text:span text:style-name="T53"> package.</text:span></text:span></text:p>
      <text:p text:style-name="P8"><text:span text:style-name="Source_20_Text"><text:span text:style-name="T17"/></text:span></text:p>
      <text:p text:style-name="P8"><text:span text:style-name="Source_20_Text"><text:span text:style-name="T17">For example </text:span></text:span><text:span text:style-name="Source_20_Text"><text:span text:style-name="T18">a Subreddit </text:span></text:span><text:span text:style-name="Source_20_Text"><text:span text:style-name="T21">wrapper class</text:span></text:span><text:span text:style-name="Source_20_Text"><text:span text:style-name="T18"> is a type of Thing with the content of the Subreddit in </text:span></text:span><text:span text:style-name="Source_20_Text"><text:span text:style-name="T22">its</text:span></text:span><text:span text:style-name="Source_20_Text"><text:span text:style-name="T18"> data field. </text:span></text:span><text:span text:style-name="Source_20_Text"><text:span text:style-name="T20">In this case the type </text:span></text:span><text:span text:style-name="Source_20_Text"><text:span text:style-name="T37">parameter of the Thing is SubredditData</text:span></text:span><text:span text:style-name="Source_20_Text"><text:span text:style-name="T20">.</text:span></text:span></text:p>
      <text:p text:style-name="P9"><draw:frame draw:style-name="fr1" draw:name="graphics5" text:anchor-type="paragraph" svg:width="2.3437in" svg:height="0.9374in" draw:z-index="4"><draw:image xlink:href="Pictures/20000009000017420000094E5B3D93AA.svm" xlink:type="simple" xlink:show="embed" xlink:actuate="onLoad"/></draw:frame><text:span text:style-name="Source_20_Text"><text:span text:style-name="T23">Although in the JSON data model a Listing </text:span></text:span><text:span text:style-name="Source_20_Text"><text:span text:style-name="T38">is not </text:span></text:span><text:span text:style-name="Source_20_Text"><text:span text:style-name="T39">a</text:span></text:span><text:span text:style-name="Source_20_Text"><text:span text:style-name="T38"> Thing</text:span></text:span><text:span text:style-name="Source_20_Text"><text:span text:style-name="T23">, we treat Listing as a Thing </text:span></text:span><text:span text:style-name="Source_20_Text"><text:span text:style-name="T27">since it too uses </text:span></text:span><text:span text:style-name="Source_20_Text"><text:span text:style-name="T28">a</text:span></text:span><text:span text:style-name="Source_20_Text"><text:span text:style-name="T27"> data field to hold </text:span></text:span><text:span text:style-name="Source_20_Text"><text:span text:style-name="T29">its</text:span></text:span><text:span text:style-name="Source_20_Text"><text:span text:style-name="T27"> content</text:span></text:span><text:span text:style-name="Source_20_Text"><text:span text:style-name="T29">s</text:span></text:span><text:span text:style-name="Source_20_Text"><text:span text:style-name="T24">.</text:span></text:span></text:p>
      <text:p text:style-name="P12"><draw:frame draw:style-name="fr2" draw:name="graphics8" text:anchor-type="paragraph" svg:x="2.228in" svg:y="0.1126in" svg:width="2.4693in" svg:height="0.9299in" draw:z-index="7"><draw:image xlink:href="Pictures/200000090000188000000934BEDF85AE.svm" xlink:type="simple" xlink:show="embed" xlink:actuate="onLoad"/></draw:frame><text:soft-page-break/><text:span text:style-name="Source_20_Text"><text:span text:style-name="T45">Listing is a wrapper class too. </text:span></text:span><text:span text:style-name="Source_20_Text"><text:span text:style-name="T43">A Listing</text:span></text:span><text:span text:style-name="Source_20_Text"><text:span text:style-name="T86">s JSON</text:span></text:span><text:span text:style-name="Source_20_Text"><text:span text:style-name="T43"> data field will contain an array named children. Each entry in the array </text:span></text:span><text:span text:style-name="Source_20_Text"><text:span text:style-name="T44">is a Listing Thing </text:span></text:span><text:span text:style-name="Source_20_Text"><text:span text:style-name="T47">which in turn have kind and data fields</text:span></text:span><text:span text:style-name="Source_20_Text"><text:span text:style-name="T44">.</text:span></text:span></text:p>
      <text:p text:style-name="P12"><draw:frame draw:style-name="fr2" draw:name="graphics11" text:anchor-type="paragraph" svg:x="2.3417in" svg:y="0.0492in" svg:width="2.2193in" svg:height="2.5839in" draw:z-index="10"><draw:image xlink:href="Pictures/2000000900001605000019A36D598872.svm" xlink:type="simple" xlink:show="embed" xlink:actuate="onLoad"/></draw:frame><text:span text:style-name="Source_20_Text"><text:span text:style-name="T44"/></text:span></text:p>
      <text:p text:style-name="P12"><text:span text:style-name="Source_20_Text"><text:span text:style-name="T46">The array of Listing Things is implemented in classes that derive from </text:span></text:span><text:span text:style-name="Source_20_Text"><text:span text:style-name="T144">ListingData</text:span></text:span><text:span text:style-name="Source_20_Text"><text:span text:style-name="T46">. </text:span></text:span><text:span text:style-name="Source_20_Text"><text:span text:style-name="T81">For example </text:span></text:span><text:span text:style-name="Source_20_Text"><text:span text:style-name="T143">SubredditListingData</text:span></text:span><text:span text:style-name="Source_20_Text"><text:span text:style-name="T81"> has </text:span></text:span><text:span text:style-name="Source_20_Text"><text:span text:style-name="T85">an array of</text:span></text:span><text:span text:style-name="Source_20_Text"><text:span text:style-name="T81"> </text:span></text:span><text:span text:style-name="Source_20_Text"><text:span text:style-name="T143">Subreddit</text:span></text:span><text:span text:style-name="Source_20_Text"><text:span text:style-name="T81">s.</text:span></text:span></text:p>
      <text:p text:style-name="P11"><draw:frame draw:style-name="fr2" draw:name="graphics9" text:anchor-type="paragraph" svg:x="1.998in" svg:y="0.0083in" svg:width="2.9693in" svg:height="0.9299in" draw:z-index="8"><draw:image xlink:href="Pictures/2000000900001D7600000934439E3473.svm" xlink:type="simple" xlink:show="embed" xlink:actuate="onLoad"/></draw:frame><text:span text:style-name="Source_20_Text"><text:span text:style-name="T83">W</text:span></text:span><text:span text:style-name="Source_20_Text"><text:span text:style-name="T32">e </text:span></text:span><text:span text:style-name="Source_20_Text"><text:span text:style-name="T31">can use </text:span></text:span><text:span text:style-name="Source_20_Text"><text:span text:style-name="T33">SubredditListing </text:span></text:span><text:span text:style-name="Source_20_Text"><text:span text:style-name="T83">i</text:span></text:span><text:span text:style-name="Source_20_Text"><text:span text:style-name="T31">n </text:span></text:span><text:span text:style-name="Source_20_Text"><text:span text:style-name="T82">the</text:span></text:span><text:span text:style-name="Source_20_Text"><text:span text:style-name="T30"> reddit </text:span></text:span><text:span text:style-name="Source_20_Text"><text:span text:style-name="T82">REST</text:span></text:span><text:span text:style-name="Source_20_Text"><text:span text:style-name="T30"> API </text:span></text:span><text:span text:style-name="Source_20_Text"><text:span text:style-name="T31">method </text:span></text:span><text:span text:style-name="Source_20_Text"><text:span text:style-name="T142">GET /subreddits/where</text:span></text:span><text:span text:style-name="Source_20_Text"><text:span text:style-name="T84"> which</text:span></text:span><text:span text:style-name="Source_20_Text"><text:span text:style-name="T30"> returns a Listing of Subreddits</text:span></text:span><text:span text:style-name="Source_20_Text"><text:span text:style-name="T31">.</text:span></text:span></text:p>
      <text:p text:style-name="P19"><draw:frame draw:style-name="fr1" draw:name="graphics6" text:anchor-type="paragraph" svg:width="2.4902in" svg:height="0.9374in" draw:z-index="5"><draw:image xlink:href="Pictures/20000009000018B50000094EB7CC2AE6.svm" xlink:type="simple" xlink:show="embed" xlink:actuate="onLoad"/></draw:frame><draw:frame draw:style-name="fr1" draw:name="graphics7" text:anchor-type="paragraph" svg:width="3.678in" svg:height="0.928in" draw:z-index="6"><draw:image xlink:href="Pictures/200000090000247D0000093471A3B0CD.svm" xlink:type="simple" xlink:show="embed" xlink:actuate="onLoad"/></draw:frame></text:p>
      <text:p text:style-name="P19"><text:span text:style-name="Source_20_Text"><text:span text:style-name="T63">Atributes of Things that are not </text:span></text:span><text:span text:style-name="Source_20_Text"><text:span text:style-name="T64">primitive data types or Strings are modelled as Java classes </text:span></text:span><text:span text:style-name="Source_20_Text"><text:span text:style-name="T63"><text:s/></text:span></text:span><text:span text:style-name="Source_20_Text"><text:span text:style-name="T64">in the </text:span></text:span><text:span text:style-name="Source_20_Text"><text:span text:style-name="T124">net.fizzl.redditengine.data </text:span></text:span><text:span text:style-name="Source_20_Text"><text:span text:style-name="T64">package. </text:span></text:span><text:span text:style-name="Source_20_Text"><text:span text:style-name="T128">Media</text:span></text:span><text:span text:style-name="Source_20_Text"><text:span text:style-name="T131"> is an example of such class.</text:span></text:span></text:p>
      <text:p text:style-name="P25"><text:span text:style-name="Source_20_Text"><text:span text:style-name="T65">Fields that act like unions </text:span></text:span><text:span text:style-name="Source_20_Text"><text:span text:style-name="T68">require </text:span></text:span><text:span text:style-name="Source_20_Text"><text:span text:style-name="T71">classes with </text:span></text:span><text:span text:style-name="Source_20_Text"><text:span text:style-name="T68">custom serialization and deserialization. </text:span></text:span><text:span text:style-name="Source_20_Text"><text:span text:style-name="T69">The</text:span></text:span><text:span text:style-name="Source_20_Text"><text:span text:style-name="T70">se classes</text:span></text:span><text:span text:style-name="Source_20_Text"><text:span text:style-name="T65"> are modelled in the </text:span></text:span><text:span text:style-name="Source_20_Text"><text:span text:style-name="T127">net.fizzl.redditengine.data.type</text:span></text:span><text:span text:style-name="Source_20_Text"><text:span text:style-name="T65"> package. </text:span></text:span><text:span text:style-name="Source_20_Text"><text:span text:style-name="T66">For example the </text:span></text:span><text:span text:style-name="Source_20_Text"><text:span text:style-name="T145">edited</text:span></text:span><text:span text:style-name="Source_20_Text"><text:span text:style-name="T66"> field in a comment can be either</text:span></text:span><text:span text:style-name="Source_20_Text"><text:span text:style-name="T72"> </text:span></text:span><text:span text:style-name="Source_20_Text"><text:span text:style-name="T66">false </text:span></text:span><text:span text:style-name="Source_20_Text"><text:span text:style-name="T90">(a </text:span></text:span><text:span text:style-name="Source_20_Text"><text:span text:style-name="T72">boolea</text:span></text:span><text:span text:style-name="Source_20_Text"><text:span text:style-name="T74">n</text:span></text:span><text:span text:style-name="Source_20_Text"><text:span text:style-name="T72"> value</text:span></text:span><text:span text:style-name="Source_20_Text"><text:span text:style-name="T90">)</text:span></text:span><text:span text:style-name="Source_20_Text"><text:span text:style-name="T66"> o</text:span></text:span><text:span text:style-name="Source_20_Text"><text:span text:style-name="T67">r </text:span></text:span><text:span text:style-name="Source_20_Text"><text:span text:style-name="T66">a date in UTC epoch-seconds </text:span></text:span><text:span text:style-name="Source_20_Text"><text:span text:style-name="T91">(</text:span></text:span><text:span text:style-name="Source_20_Text"><text:span text:style-name="T73">a double value</text:span></text:span><text:span text:style-name="Source_20_Text"><text:span text:style-name="T91">)</text:span></text:span><text:span text:style-name="Source_20_Text"><text:span text:style-name="T66">.</text:span></text:span></text:p>
      <text:p text:style-name="P26"><text:span text:style-name="Source_20_Text"><text:span text:style-name="T105"/></text:span></text:p>
      <text:p text:style-name="P26"><text:span text:style-name="Source_20_Text"><text:span text:style-name="T105">The </text:span></text:span><text:span text:style-name="Source_20_Text"><text:span text:style-name="T110">reddit </text:span></text:span><text:span text:style-name="Source_20_Text"><text:span text:style-name="T105">server response from a login method is </text:span></text:span><text:span text:style-name="Source_20_Text"><text:span text:style-name="T106">wrapped in a field called </text:span></text:span><text:span text:style-name="Source_20_Text"><text:span text:style-name="T146">json</text:span></text:span><text:span text:style-name="Source_20_Text"><text:span text:style-name="T106"> and also </text:span></text:span><text:span text:style-name="Source_20_Text"><text:span text:style-name="T107">the content of that field </text:span></text:span><text:span text:style-name="Source_20_Text"><text:span text:style-name="T108">is</text:span></text:span><text:span text:style-name="Source_20_Text"><text:span text:style-name="T105"> not always a Thing-like object but </text:span></text:span><text:span text:style-name="Source_20_Text"><text:span text:style-name="T112">will</text:span></text:span><text:span text:style-name="Source_20_Text"><text:span text:style-name="T105"> contain an </text:span></text:span><text:span text:style-name="Source_20_Text"><text:span text:style-name="T147">error</text:span></text:span><text:span text:style-name="Source_20_Text"><text:span text:style-name="T105"> field in stead of a </text:span></text:span><text:span text:style-name="Source_20_Text"><text:span text:style-name="T147">data</text:span></text:span><text:span text:style-name="Source_20_Text"><text:span text:style-name="T105"> field </text:span></text:span><text:span text:style-name="Source_20_Text"><text:span text:style-name="T111">if the authentication was not successful</text:span></text:span><text:span text:style-name="Source_20_Text"><text:span text:style-name="T105">. We </text:span></text:span><text:span text:style-name="Source_20_Text"><text:span text:style-name="T109">use</text:span></text:span><text:span text:style-name="Source_20_Text"><text:span text:style-name="T105"> a special wrapper for this case.</text:span></text:span></text:p>
      <text:h text:style-name="P35" text:outline-level="1"><text:bookmark-start text:name="__RefHeading__672_495197682"/><text:soft-page-break/><text:span text:style-name="Source_20_Text"><text:span text:style-name="T120">The RedditEngine API</text:span></text:span><text:span text:style-name="Source_20_Text"> <text:s/></text:span><text:bookmark-end text:name="__RefHeading__672_495197682"/></text:h>
      <text:p text:style-name="P17"><text:span text:style-name="Source_20_Text"><text:span text:style-name="T9">T</text:span></text:span><text:span text:style-name="Source_20_Text"><text:span text:style-name="T48">he RedditEngine API </text:span></text:span><text:span text:style-name="Source_20_Text"><text:span text:style-name="T49">(</text:span></text:span><text:span text:style-name="Source_20_Text"><text:span text:style-name="T121">net.fizzl.redditengine.RedditApi</text:span></text:span><text:span text:style-name="Source_20_Text"><text:span text:style-name="T49">)</text:span></text:span><text:span text:style-name="Source_20_Text"><text:span text:style-name="T48"> is modelled </text:span></text:span><text:span text:style-name="Source_20_Text"><text:span text:style-name="T52">after</text:span></text:span><text:span text:style-name="Source_20_Text"><text:span text:style-name="T48"> the reddit API </text:span></text:span><text:span text:style-name="Source_20_Text"><text:span text:style-name="T51">(</text:span></text:span><text:a xlink:type="simple" xlink:href="http://www.reddit.com/dev/api"><text:span text:style-name="Source_20_Text"><text:span text:style-name="T51">http://www.reddit.com/dev/api</text:span></text:span></text:a><text:span text:style-name="Source_20_Text"><text:span text:style-name="T51">)</text:span></text:span><text:span text:style-name="Source_20_Text"><text:span text:style-name="T48">. </text:span></text:span><text:span text:style-name="Source_20_Text"><text:span text:style-name="T50">RedditApi is an interface that is implemented in </text:span></text:span><text:span text:style-name="Source_20_Text"><text:span text:style-name="T122">net.fizzl.redditengine.impl.DefaultRedditApi</text:span></text:span><text:span text:style-name="Source_20_Text"><text:span text:style-name="T130">. </text:span></text:span><text:span text:style-name="Source_20_Text"><text:span text:style-name="T132">To get an instance of the implementing class, use </text:span></text:span><text:span text:style-name="Source_20_Text"><text:span text:style-name="T138">newInstance()</text:span></text:span><text:span text:style-name="Source_20_Text"><text:span text:style-name="T132"> method. </text:span></text:span><text:span text:style-name="Source_20_Text"><text:span text:style-name="T133">Methods that return data use the wrapper classes described in Data structures.</text:span></text:span></text:p>
      <text:p text:style-name="P16"><text:span text:style-name="Source_20_Text"><text:span text:style-name="T50"/></text:span></text:p>
      <text:p text:style-name="P18"><text:span text:style-name="Source_20_Text"><text:span text:style-name="T58">DefaultRedditApi implements the RedditApi interface. Because of the </text:span></text:span><text:span text:style-name="Source_20_Text"><text:span text:style-name="T75">large</text:span></text:span><text:span text:style-name="Source_20_Text"><text:span text:style-name="T58"> number of methods in the API the implementation in the RedditEngine is divided into </text:span></text:span><text:span text:style-name="Source_20_Text"><text:span text:style-name="T92">different</text:span></text:span><text:span text:style-name="Source_20_Text"><text:span text:style-name="T58"> </text:span></text:span><text:span text:style-name="Source_20_Text"><text:span text:style-name="T59">Api classes </text:span></text:span><text:span text:style-name="Source_20_Text"><text:span text:style-name="T93">which</text:span></text:span><text:span text:style-name="Source_20_Text"><text:span text:style-name="T61"> are found in </text:span></text:span><text:span text:style-name="Source_20_Text"><text:span text:style-name="T126">net.fizzl.redditengine.impl </text:span></text:span><text:span text:style-name="Source_20_Text"><text:span text:style-name="T61">package.</text:span></text:span><text:span text:style-name="Source_20_Text"><text:span text:style-name="T59"> </text:span></text:span><text:span text:style-name="Source_20_Text"><text:span text:style-name="T60">The DefaultRedditApi only delegate</text:span></text:span><text:span text:style-name="Source_20_Text"><text:span text:style-name="T62">s </text:span></text:span><text:span text:style-name="Source_20_Text"><text:span text:style-name="T60">calls to these Api classes. </text:span></text:span></text:p>
      <text:p text:style-name="P18"><draw:frame draw:style-name="fr3" draw:name="graphics10" text:anchor-type="paragraph" svg:width="5.45in" svg:height="7.9402in" draw:z-index="9"><draw:image xlink:href="Pictures/200000090000360F00004EC26F899ECC.svm" xlink:type="simple" xlink:show="embed" xlink:actuate="onLoad"/></draw:frame><text:soft-page-break/><text:span text:style-name="Source_20_Text"><text:span text:style-name="T60"/></text:span></text:p>
      <text:h text:style-name="P36" text:outline-level="1"><text:bookmark-start text:name="__RefHeading__275_194049693"/><text:span text:style-name="Source_20_Text"><text:span text:style-name="T10">Use cases</text:span></text:span><text:bookmark-end text:name="__RefHeading__275_194049693"/></text:h>
      <text:h text:style-name="Heading_20_2" text:outline-level="2"><text:bookmark-start text:name="__RefHeading__277_194049693"/><text:span text:style-name="Source_20_Text"><text:span text:style-name="T10">Reddits</text:span></text:span><text:bookmark-end text:name="__RefHeading__277_194049693"/></text:h>
      <text:p text:style-name="P7"><draw:frame draw:style-name="fr1" draw:name="graphics3" text:anchor-type="paragraph" svg:width="3.8547in" svg:height="4.4165in" draw:z-index="0"><draw:image xlink:href="Pictures/200000090000263F00002BD3E9DFE3FE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79_194049693"/><text:span text:style-name="Source_20_Text"><text:span text:style-name="T10">Comments</text:span></text:span><text:bookmark-end text:name="__RefHeading__279_194049693"/></text:h>
      <text:p text:style-name="P7"><draw:frame draw:style-name="fr4" draw:name="graphics2" text:anchor-type="paragraph" svg:width="3.552in" svg:height="3.1665in" draw:z-index="1"><draw:image xlink:href="Pictures/200000090000233F00001F6C94E4DA51.svm" xlink:type="simple" xlink:show="embed" xlink:actuate="onLoad"/></draw:frame></text:p>
      <text:h text:style-name="Heading_20_2" text:outline-level="2"><text:bookmark-start text:name="__RefHeading__281_194049693"/><text:soft-page-break/><text:span text:style-name="Source_20_Text"><text:span text:style-name="T10">Links</text:span></text:span><text:bookmark-end text:name="__RefHeading__281_194049693"/></text:h>
      <text:p text:style-name="P7"><draw:frame draw:style-name="fr5" draw:name="graphics1" text:anchor-type="paragraph" svg:width="3.3654in" svg:height="2.6874in" draw:z-index="2"><draw:image xlink:href="Pictures/200000090000216300001AABBF261BC3.svm" xlink:type="simple" xlink:show="embed" xlink:actuate="onLoad"/></draw:frame><text:span text:style-name="Source_20_Text"><text:span text:style-name="T10"/></text:span></text:p>
      <text:h text:style-name="Heading_20_2" text:outline-level="2"><text:bookmark-start text:name="__RefHeading__283_194049693"/><text:span text:style-name="Source_20_Text"><text:span text:style-name="T10">Messages</text:span></text:span><text:bookmark-end text:name="__RefHeading__283_194049693"/></text:h>
      <text:p text:style-name="P7"><draw:frame draw:style-name="fr1" draw:name="graphics4" text:anchor-type="paragraph" svg:width="2.7508in" svg:height="1.6047in" draw:z-index="3"><draw:image xlink:href="Pictures/2000000900001B4A00000FECC867897A.svm" xlink:type="simple" xlink:show="embed" xlink:actuate="onLoad"/></draw:frame><text:span text:style-name="Source_20_Text"><text:span text:style-name="T10"/></text:span></text:p>
      <text:p text:style-name="P7"><text:span text:style-name="Source_20_Text"><text:span text:style-name="T10"/></text:span></text:p>
      <text:p text:style-name="P7"><text:span text:style-name="Source_20_Text"><text:span text:style-name="T10"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nsolas1" svg:font-family="Consolas" style:font-family-generic="roman"/>
    <style:font-face style:name="Consolas" svg:font-family="Consolas" style:font-family-generic="modern" style:font-pitch="fixed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Andale Sans UI" style:font-family-asian="'Andale Sans UI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0.3937in" fo:margin-right="0.3937in" fo:margin-top="0in" fo:margin-bottom="0.1965in" style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Source_20_Text" style:display-name="Source Text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2-19T16:26:29.642000000</meta:creation-date>
    <meta:editing-duration>P0D</meta:editing-duration>
    <meta:editing-cycles>1</meta:editing-cycles>
    <meta:generator>LibreOffice/4.1.3.2$Windows_x86 LibreOffice_project/70feb7d99726f064edab4605a8ab840c50ec57a</meta:generator>
    <meta:document-statistic meta:table-count="1" meta:image-count="11" meta:object-count="0" meta:page-count="8" meta:paragraph-count="74" meta:word-count="854" meta:character-count="5342" meta:non-whitespace-character-count="4555"/>
    <meta:user-defined meta:name="Info 1"/>
    <meta:user-defined meta:name="Info 2"/>
    <meta:user-defined meta:name="Info 3"/>
    <meta:user-defined meta:name="Info 4"/>
  </office:meta>
</office:document-meta>
</file>